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sans-serif"/>
    <style:font-face style:name="monospace" svg:font-family="monospace, monospace"/>
    <style:font-face style:name="sans-serif" svg:font-family="sans-serif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style:font-name="Liberation Sans" fo:font-size="12pt" style:font-size-asian="12pt" style:font-size-complex="12pt"/>
    </style:style>
    <style:style style:name="P2" style:family="paragraph" style:parent-style-name="Standard">
      <style:text-properties fo:color="#000000" style:font-name="Liberation Sans" fo:font-size="12pt" fo:font-weight="normal" officeooo:paragraph-rsid="001e2da6" fo:background-color="transparent" style:font-size-asian="12pt" style:font-weight-asian="normal" style:font-size-complex="12pt" style:font-weight-complex="normal"/>
    </style:style>
    <style:style style:name="P3" style:family="paragraph" style:parent-style-name="Standard">
      <style:text-properties fo:color="#000000" style:text-underline-style="none" fo:font-weight="normal" officeooo:paragraph-rsid="001be823" fo:background-color="transparent" style:font-weight-asian="normal" style:font-weight-complex="normal"/>
    </style:style>
    <style:style style:name="P4" style:family="paragraph" style:parent-style-name="Standard">
      <style:text-properties fo:font-variant="normal" fo:text-transform="none" fo:color="#069a2e" style:font-name="Open Sans" fo:font-size="10pt" fo:letter-spacing="normal" fo:font-style="normal" fo:font-weight="normal" officeooo:rsid="0022813b" style:font-size-asian="10pt" style:font-weight-asian="bold" style:font-size-complex="10pt" style:font-weight-complex="bold"/>
    </style:style>
    <style:style style:name="P5" style:family="paragraph" style:parent-style-name="Standard">
      <style:text-properties fo:font-variant="normal" fo:text-transform="none" fo:color="#069a2e" style:font-name="Open Sans" fo:font-size="10pt" fo:letter-spacing="normal" fo:font-style="normal" fo:font-weight="normal" officeooo:rsid="0022813b" officeooo:paragraph-rsid="0022813b" style:font-size-asian="10pt" style:font-weight-asian="bold" style:font-size-complex="10pt" style:font-weight-complex="bold"/>
    </style:style>
    <style:style style:name="P6" style:family="paragraph" style:parent-style-name="Standard">
      <style:text-properties fo:font-variant="normal" fo:text-transform="none" fo:color="#069a2e" style:font-name="Open Sans" fo:font-size="10pt" fo:letter-spacing="normal" fo:font-style="normal" fo:font-weight="normal" officeooo:paragraph-rsid="0022813b" style:font-size-asian="10pt" style:font-size-complex="10pt"/>
    </style:style>
    <style:style style:name="P7" style:family="paragraph" style:parent-style-name="Standard">
      <style:text-properties officeooo:paragraph-rsid="0022813b"/>
    </style:style>
    <style:style style:name="P8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12pt" fo:letter-spacing="normal" fo:font-style="normal" fo:font-weight="normal" officeooo:paragraph-rsid="0019a39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c9211e" style:font-name="verdana" fo:font-size="12pt" fo:letter-spacing="normal" fo:font-style="normal" fo:font-weight="bold" officeooo:paragraph-rsid="0019a390" fo:background-color="transparent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Liberation Sans" fo:font-size="12pt" fo:letter-spacing="normal" fo:font-style="normal" fo:font-weight="normal" officeooo:paragraph-rsid="000ebb9b" fo:background-color="#ffffff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Liberation Sans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2pt" fo:letter-spacing="normal" fo:font-style="normal" fo:font-weight="normal" officeooo:rsid="00130751" officeooo:paragraph-rsid="001307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2pt" fo:letter-spacing="normal" fo:font-style="normal" fo:font-weight="normal" officeooo:rsid="00173aaf" officeooo:paragraph-rsid="00173aa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2pt" fo:letter-spacing="normal" fo:font-style="normal" fo:font-weight="normal" officeooo:rsid="00184d56" officeooo:paragraph-rsid="00184d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000000" style:font-name="verdana" fo:font-size="12pt" fo:letter-spacing="normal" fo:font-style="normal" fo:font-weight="normal" officeooo:rsid="001859e8" officeooo:paragraph-rsid="001859e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b2b2b2" style:font-name="verdana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officeooo:paragraph-rsid="00184d56"/>
    </style:style>
    <style:style style:name="P19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afd095" style:font-name="verdana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afd095" style:font-name="verdana" fo:font-size="12pt" fo:letter-spacing="normal" fo:font-style="normal" fo:font-weight="normal" officeooo:rsid="0020591a" officeooo:paragraph-rsid="0012480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5983b0" style:font-name="verdana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0000" style:font-name="verdana" fo:font-size="12pt" fo:letter-spacing="normal" fo:font-style="normal" fo:font-weight="normal" officeooo:rsid="00173aaf" officeooo:paragraph-rsid="00173aa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0000" style:font-name="verdana" fo:font-size="12pt" fo:letter-spacing="normal" fo:font-style="normal" fo:font-weight="normal" officeooo:rsid="0020591a" officeooo:paragraph-rsid="000ebb9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color="#ff0000" style:font-name="verdana" fo:font-size="12pt" fo:letter-spacing="normal" fo:font-style="normal" fo:font-weight="normal" officeooo:rsid="00189d07" officeooo:paragraph-rsid="00189d0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ff0000" style:font-name="verdana" fo:font-size="12pt" fo:letter-spacing="normal" fo:font-style="normal" fo:font-weight="bold" officeooo:rsid="0020591a" officeooo:paragraph-rsid="0019a390" fo:background-color="transparent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12pt" fo:letter-spacing="normal" fo:font-style="normal" fo:font-weight="normal" officeooo:paragraph-rsid="0019a39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loext:graphic-properties draw:fill="none"/>
      <style:paragraph-properties fo:margin-left="0in" fo:margin-right="0in" fo:text-align="start" style:justify-single-word="false" fo:orphans="2" fo:widows="2" fo:text-indent="0in" style:auto-text-indent="false" fo:background-color="transparent">
        <style:tab-stops>
          <style:tab-stop style:position="7.3126in"/>
        </style:tab-stops>
      </style:paragraph-properties>
      <style:text-properties fo:color="#2a6099" style:font-name="verdana" fo:font-size="12pt" fo:letter-spacing="normal" fo:font-style="normal" fo:font-weight="bold" officeooo:paragraph-rsid="0019a390" fo:background-color="transparent" style:font-size-asian="12pt" style:font-style-asian="normal" style:font-weight-asian="bold" style:font-size-complex="12pt" style:font-style-complex="normal" style:font-weight-complex="bold"/>
    </style:style>
    <style:style style:name="P2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color="#000000" style:font-name="Liberation Mono" fo:font-size="10pt" style:font-size-asian="10pt" style:font-size-complex="10pt"/>
    </style:style>
    <style:style style:name="T1" style:family="text">
      <style:text-properties officeooo:rsid="000fe766"/>
    </style:style>
    <style:style style:name="T2" style:family="text">
      <style:text-properties officeooo:rsid="001face6"/>
    </style:style>
    <style:style style:name="T3" style:family="text">
      <style:text-properties fo:color="#000000" style:font-name="Liberation Sans" fo:font-size="12pt" style:font-size-asian="12pt" style:font-size-complex="12pt"/>
    </style:style>
    <style:style style:name="T4" style:family="text">
      <style:text-properties fo:color="#000000" style:font-name="Liberation Sans" fo:font-size="12pt" fo:font-weight="bold" officeooo:rsid="0022813b" style:font-size-asian="12pt" style:font-weight-asian="bold" style:font-size-complex="12pt" style:font-weight-complex="bold"/>
    </style:style>
    <style:style style:name="T5" style:family="text">
      <style:text-properties fo:color="#000000" style:font-name="Liberation Sans" fo:font-size="12pt" fo:font-weight="bold" officeooo:rsid="00243b8e" style:font-size-asian="12pt" style:font-weight-asian="bold" style:font-size-complex="12pt" style:font-weight-complex="bold"/>
    </style:style>
    <style:style style:name="T6" style:family="text">
      <style:text-properties fo:color="#999999"/>
    </style:style>
    <style:style style:name="T7" style:family="text">
      <style:text-properties fo:color="#999999" officeooo:rsid="000ebb9b"/>
    </style:style>
    <style:style style:name="T8" style:family="text">
      <style:text-properties fo:color="#b2b2b2"/>
    </style:style>
    <style:style style:name="T9" style:family="text">
      <style:text-properties fo:color="#b2b2b2" style:font-name="verdana" fo:font-size="12pt" fo:letter-spacing="normal" fo:font-style="normal" fo:font-weight="normal" officeooo:rsid="00184d5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color="#ff0000"/>
    </style:style>
    <style:style style:name="T11" style:family="text">
      <style:text-properties fo:color="#ff0000" style:font-name="verdana" fo:font-size="12pt" fo:letter-spacing="normal" fo:font-style="normal" fo:font-weight="normal" officeooo:rsid="00184d5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variant="normal" fo:text-transform="none" fo:color="#0645ad" style:font-name="sans-serif" fo:font-size="10.5pt" fo:letter-spacing="normal" fo:font-style="normal" style:text-underline-style="solid" style:text-underline-width="auto" style:text-underline-color="font-color" fo:font-weight="normal" fo:background-color="#f8f9fa" loext:char-shading-value="0" style:font-size-asian="12pt" style:font-size-complex="12pt"/>
    </style:style>
    <style:style style:name="T14" style:family="text">
      <style:text-properties fo:font-variant="normal" fo:text-transform="none" fo:color="#0645ad" style:font-name="sans-serif" fo:font-size="10.5pt" fo:letter-spacing="normal" fo:font-style="normal" style:text-underline-style="solid" style:text-underline-width="auto" style:text-underline-color="font-color" fo:font-weight="normal" officeooo:rsid="001be823" fo:background-color="#f8f9fa" loext:char-shading-value="0" style:font-size-asian="12pt" style:font-size-complex="12pt"/>
    </style:style>
    <style:style style:name="T15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solid" style:text-underline-width="auto" style:text-underline-color="font-color" fo:font-weight="normal" style:text-blinking="false" fo:background-color="#f8f9fa" loext:char-shading-value="0" style:font-size-asian="12pt" style:font-size-complex="12pt"/>
    </style:style>
    <style:style style:name="T16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solid" style:text-underline-width="auto" style:text-underline-color="font-color" fo:font-weight="normal" officeooo:rsid="001be823" style:text-blinking="false" fo:background-color="#f8f9fa" loext:char-shading-value="0" style:font-size-asian="12pt" style:font-size-complex="12pt"/>
    </style:style>
    <style:style style:name="T17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style:text-underline-style="none" fo:font-weight="normal" style:text-blinking="false" fo:background-color="#f8f9fa" loext:char-shading-value="0"/>
    </style:style>
    <style:style style:name="T18" style:family="text">
      <style:text-properties fo:font-variant="normal" fo:text-transform="none" fo:color="#0645ad" style:text-line-through-style="none" style:text-line-through-type="none" style:font-name="sans-serif" fo:font-size="10.5pt" fo:letter-spacing="normal" fo:font-style="normal" fo:font-weight="normal" officeooo:rsid="001be823" style:text-blinking="false" fo:background-color="#f8f9fa" loext:char-shading-value="0" style:font-size-asian="12pt" style:font-size-complex="12pt"/>
    </style:style>
    <style:style style:name="T19" style:family="text">
      <style:text-properties fo:font-variant="normal" fo:text-transform="none" style:text-line-through-style="none" style:text-line-through-type="none" style:font-name="sans-serif" fo:font-size="10.5pt" fo:letter-spacing="normal" fo:font-style="normal" fo:font-weight="normal" officeooo:rsid="001be823" style:text-blinking="false" fo:background-color="#f8f9fa" loext:char-shading-value="0" style:font-size-asian="12pt" style:font-size-complex="12pt"/>
    </style:style>
    <style:style style:name="T20" style:family="text">
      <style:text-properties fo:font-variant="normal" fo:text-transform="none" style:text-line-through-style="none" style:text-line-through-type="none" style:font-name="sans-serif" fo:font-size="10.5pt" fo:letter-spacing="normal" fo:font-style="normal" fo:font-weight="normal" officeooo:rsid="001be823" style:text-blinking="false" style:font-size-asian="12pt" style:font-size-complex="12pt"/>
    </style:style>
    <style:style style:name="T21" style:family="text">
      <style:text-properties fo:font-variant="normal" fo:text-transform="none" style:text-line-through-style="none" style:text-line-through-type="none" style:font-name="sans-serif" fo:font-size="10.5pt" fo:letter-spacing="normal" fo:font-style="normal" officeooo:rsid="001be823" style:text-blinking="false" style:font-size-asian="12pt" style:font-size-complex="12pt"/>
    </style:style>
    <style:style style:name="T22" style:family="text">
      <style:text-properties fo:font-variant="normal" fo:text-transform="none" style:text-line-through-style="none" style:text-line-through-type="none" style:font-name="sans-serif" fo:font-size="10.5pt" fo:letter-spacing="normal" fo:font-style="normal" officeooo:rsid="001be823" style:text-blinking="false"/>
    </style:style>
    <style:style style:name="T23" style:family="text">
      <style:text-properties fo:font-variant="normal" fo:text-transform="none" style:text-line-through-style="none" style:text-line-through-type="none" style:font-name="sans-serif" fo:font-size="10.5pt" fo:letter-spacing="normal" fo:font-style="normal" officeooo:rsid="001e2da6" style:text-blinking="false"/>
    </style:style>
    <style:style style:name="T24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bold" officeooo:rsid="001be823" style:text-blinking="false" fo:background-color="#ffff00" loext:char-shading-value="0" style:font-weight-asian="bold" style:font-weight-complex="bold"/>
    </style:style>
    <style:style style:name="T25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bold" officeooo:rsid="001be823" style:text-blinking="false" style:font-weight-asian="bold" style:font-weight-complex="bold"/>
    </style:style>
    <style:style style:name="T26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fo:font-weight="bold" officeooo:rsid="001be823" style:text-blinking="false" style:font-weight-asian="bold" style:font-weight-complex="bold"/>
    </style:style>
    <style:style style:name="T27" style:family="text">
      <style:text-properties fo:font-variant="normal" fo:text-transform="none" style:text-line-through-style="none" style:text-line-through-type="none" style:font-name="sans-serif" fo:font-size="10.5pt" fo:letter-spacing="normal" fo:font-style="normal" style:text-underline-style="none" officeooo:rsid="001be823" style:text-blinking="false"/>
    </style:style>
    <style:style style:name="T28" style:family="text">
      <style:text-properties fo:font-weight="bold" officeooo:rsid="00215f7a" style:font-weight-asian="bold" style:font-weight-complex="bold"/>
    </style:style>
    <style:style style:name="T29" style:family="text">
      <style:text-properties officeooo:rsid="0022813b" style:font-size-asian="12pt" style:font-weight-asian="bold" style:font-size-complex="12pt" style:font-weight-complex="bold"/>
    </style:style>
    <style:style style:name="T30" style:family="text">
      <style:text-properties fo:color="#069a2e" fo:font-size="10pt" officeooo:rsid="0022813b" style:font-size-asian="10pt" style:font-weight-asian="bold" style:font-size-complex="10pt" style:font-weight-complex="bold"/>
    </style:style>
    <style:style style:name="T31" style:family="text">
      <style:text-properties fo:font-size="10pt" officeooo:rsid="0022813b" style:font-size-asian="10pt" style:font-weight-asian="bold" style:font-size-complex="10pt" style:font-weight-complex="bold"/>
    </style:style>
    <style:style style:name="T32" style:family="text">
      <style:text-properties officeooo:rsid="0022813b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1"/></text:p>
      <text:p text:style-name="P2"><text:span text:style-name="T27">JLinkGDBServerCLExe </text:span><text:bookmark-start text:name="__DdeLink__308_1465944821"/><text:span text:style-name="T27">-device <text:s text:c="2"/>STM32F407VG <text:s/>-endian <text:s/>little -if SWD <text:s/>-speed <text:s/>2000</text:span><text:bookmark-end text:name="__DdeLink__308_1465944821"/></text:p>
      <text:p text:style-name="P7"><text:span text:style-name="T4">Настройка Clion <text:s/></text:span><text:span text:style-name="T5">(Отладка работает в IDE)</text:span></text:p>
      <text:p text:style-name="P5">Open the the "Run/Debug Configurations" window, and click the "+" in the top left corner to add a new "Embedded GDB Server" configuration.</text:p>
      <text:p text:style-name="P6"><text:bookmark-start text:name="__DdeLink__316_1465944821"/><text:span text:style-name="T32">tcp:localhost:2331</text:span><text:bookmark-end text:name="__DdeLink__316_1465944821"/></text:p>
      <text:p text:style-name="P5"><text:bookmark-start text:name="__DdeLink__318_1465944821"/>/home/evg/J_LINK/JLinkGDBServer<text:bookmark-end text:name="__DdeLink__318_1465944821"/></text:p>
      <text:p text:style-name="P4"><text:bookmark-start text:name="__DdeLink__320_1465944821"/>-device STM32F407VG -endian little -if SWD -speed <text:s/>2000<text:bookmark-end text:name="__DdeLink__320_1465944821"/></text:p>
      <text:p text:style-name="P1"/>
      <text:p text:style-name="P1"/>
      <text:p text:style-name="P1">JlinkGDBServerCLExe <text:s text:c="7"/><text:span text:style-name="T7">слушает порт 2331</text:span></text:p>
      <text:p text:style-name="P10"><text:span text:style-name="T1">a</text:span>rm-none-eabi-gdb-<text:span text:style-name="T2">py <text:s text:c="3"/></text:span></text:p>
      <text:p text:style-name="P11">(gdb) target remote localhost:3333</text:p>
      <text:p text:style-name="P12">(gdb) file /home/evg/SOFT/Github/GIT/26_Bootloader_F407/build/Bootloader_1_1</text:p>
      <text:p text:style-name="P17">Reading symbols from /home/evg/SOFT/Github/GIT/26_Bootloader_F407/build/Bootloader_1_1…</text:p>
      <text:p text:style-name="P12">(gdb) load</text:p>
      <text:p text:style-name="P12">(gdb) i file <text:s text:c="2"/><text:span text:style-name="T8">(информация о файле)</text:span></text:p>
      <text:p text:style-name="P12">(gdb) i b <text:s/><text:tab/><text:span text:style-name="T8">(точки останова)</text:span></text:p>
      <text:p text:style-name="P12">(gdb) b main<text:span text:style-name="T8"> <text:s text:c="2"/>создание точки</text:span></text:p>
      <text:p text:style-name="P12"><text:span text:style-name="T8"/></text:p>
      <text:p text:style-name="P12"><text:span text:style-name="T8">Способы расстановки breakpoints</text:span></text:p>
      <text:p text:style-name="P12"><text:span text:style-name="T8">b func_name</text:span></text:p>
      <text:p text:style-name="P12"><text:span text:style-name="T8">b *func_name+offset</text:span></text:p>
      <text:p text:style-name="P12"><text:span text:style-name="T8">b *address</text:span></text:p>
      <text:p text:style-name="P12"><text:span text:style-name="T8">info break</text:span></text:p>
      <text:p text:style-name="P12"><text:span text:style-name="T8">disable/enable breakpoint_number</text:span></text:p>
      <text:p text:style-name="P12"><text:span text:style-name="T8">delete breakpoint_number</text:span></text:p>
      <text:p text:style-name="P12"><text:span text:style-name="T8">ignore breakpoint_number n <text:s/>// <text:s/>остановится на этой точке пройдя ее n раз</text:span></text:p>
      <text:p text:style-name="P12"><text:span text:style-name="T8"/></text:p>
      <text:p text:style-name="P12"><text:span text:style-name="T8">Продолжить выполнение до следующего breakpoint-а</text:span></text:p>
      <text:p text:style-name="P23">continue | c</text:p>
      <text:p text:style-name="P24">ctrl - c <text:span text:style-name="T6">остановка программы и переход в gdb</text:span></text:p>
      <text:p text:style-name="P12"><text:span text:style-name="T8">делее нажимаем перезагрузку и код встанет на main</text:span></text:p>
      <text:p text:style-name="P12"><text:span text:style-name="T8"/></text:p>
      <text:p text:style-name="P12">break или b<text:span text:style-name="T8"> - создание точки останова;</text:span></text:p>
      <text:p text:style-name="P12">info или i<text:span text:style-name="T8"> - вывести информацию, доступные значения: </text:span>break, registers, frame, locals, args</text:p>
      <text:p text:style-name="P12"><text:span text:style-name="T8">run или r - запустить программу; // не поддерживается</text:span></text:p>
      <text:p text:style-name="P12">continue или c<text:span text:style-name="T8"> - продолжить выполнение программы после точки останова;</text:span></text:p>
      <text:p text:style-name="P13">l <text:s text:c="3"/><text:span text:style-name="T8">показать код <text:s/>или</text:span> l номер строки</text:p>
      <text:p text:style-name="P12">step или s<text:span text:style-name="T8"> - выполнить следующую строчку программы с заходом в функцию;</text:span></text:p>
      <text:p text:style-name="P12">next или n<text:span text:style-name="T8"> - выполнить следующую строчку без захода в функцию;</text:span></text:p>
      <text:p text:style-name="P12">print или p<text:span text:style-name="T8"> - вывести значение переменной;</text:span></text:p>
      <text:p text:style-name="P12">backtrace или bt<text:span text:style-name="T8"> - вывести стек вызовов;</text:span></text:p>
      <text:p text:style-name="P12">x<text:span text:style-name="T8"> - просмотр содержимого памяти по адресу;</text:span></text:p>
      <text:p text:style-name="P12">ptype<text:span text:style-name="T8"> - просмотр типа переменной;</text:span></text:p>
      <text:p text:style-name="P12">h или help<text:span text:style-name="T8"> - просмотр справки по команде;</text:span></text:p>
      <text:p text:style-name="P12">q или quit<text:span text:style-name="T8"> - выход из программы.</text:span></text:p>
      <text:p text:style-name="P12"><text:span text:style-name="T8"/></text:p>
      <text:p text:style-name="P22">I b <text:s/><text:span text:style-name="T8">показать точки</text:span></text:p>
      <text:p text:style-name="P14"><text:span text:style-name="T10">d 2</text:span><text:span text:style-name="T8"> удалить точку 2</text:span></text:p>
      <text:p text:style-name="P22">b 344 <text:s/><text:span text:style-name="T8">установить точку на 344 строке</text:span></text:p>
      <text:p text:style-name="P18"><text:span text:style-name="T11">I ar</text:span><text:span text:style-name="T9"> <text:s text:c="2"/>показать текущие аргументы текущей функции</text:span></text:p>
      <text:p text:style-name="P15"><text:span text:style-name="T10">I f</text:span><text:span text:style-name="T8"> <text:s/>показать текуший кадр</text:span></text:p>
      <text:p text:style-name="P16"><text:span text:style-name="T10">dis 3</text:span><text:span text:style-name="T8"> <text:s text:c="2"/>отключить точку</text:span></text:p>
      <text:p text:style-name="P15"><text:span text:style-name="T8"/></text:p>
      <text:p text:style-name="P21">Для отладки циклов можно устанавливать точки останова на основе условия, например, на 11-той строке, если значение переменной var1 будет 20:</text:p>
      <text:p text:style-name="P21">(gdb) break 11 if var1==20</text:p>
      <text:p text:style-name="P21"/>
      <text:p text:style-name="P21">Интересно, что с помощью print можно выполнять арифметические операции и их результат не только выводится на экран, но и присваивается внутренней переменной, таким образом его можно будет вывести ещё раз позже или использовать в других вычислениях. Например:</text:p>
      <text:p text:style-name="P21">(gdb) print var1+30</text:p>
      <text:p text:style-name="P21">(gdb) print $2</text:p>
      <text:p text:style-name="P21"/>
      <text:p text:style-name="P21">С помощью команды set можно изменить значение переменной прямо во время выполнения программы. Например:</text:p>
      <text:p text:style-name="P21">(gdb) set var2 = 20</text:p>
      <text:p text:style-name="P21"/>
      <text:p text:style-name="P21">С помощью команды ptype вы можете вывести тип переменной. Например:</text:p>
      <text:p text:style-name="P23">(gdb) ptype var2</text:p>
      <text:p text:style-name="P21"/>
      <text:p text:style-name="P21">Ещё интереснее исследовать как программы на Си работают с памятью. Команда print может выводить не только выводить значения переменных, но и их адреса в памяти. Вы можете вывести адреса всех переменных в памяти с помощью </text:p>
      <text:p text:style-name="P21">символа &amp;. Например:</text:p>
      <text:p text:style-name="P21">(gdb) print &amp;argc</text:p>
      <text:p text:style-name="P21">(gdb) print &amp;var1</text:p>
      <text:p text:style-name="P21">(gdb) print &amp;buffer</text:p>
      <text:p text:style-name="P12"><text:span text:style-name="T8"/></text:p>
      <text:p text:style-name="P27"><text:span text:style-name="T12">Если вы не знаете адрес переменной, можно передать её имя с оператором &amp;, он извлечет её адрес. Программа выводит шеснадцатиричное значение, и оно обычно мало о чём нам может сообщить. Для того чтобы улучшить</text:span> <text:span text:style-name="T12">ситуацию можно воспользоваться опциями форматирования. Можно указать тип выводимых данных с помощью таких модификаторов:</text:span></text:p>
      <text:p text:style-name="P26"/>
      <text:p text:style-name="P8">o - восьмиричный;</text:p>
      <text:p text:style-name="P8">x - шестнадцатиричный;</text:p>
      <text:p text:style-name="P8">d - десятичный;</text:p>
      <text:p text:style-name="P8">f - число с плавающей запятой;</text:p>
      <text:p text:style-name="P8">i - инструкция процессора;</text:p>
      <text:p text:style-name="P8">с - символ;</text:p>
      <text:p text:style-name="P8">s - строка.</text:p>
      <text:p text:style-name="P8">Также можно указать размер выводимого блока:</text:p>
      <text:p text:style-name="P8"/>
      <text:p text:style-name="P8">b - байт;</text:p>
      <text:p text:style-name="P8">h - полуслово (два байта);</text:p>
      <text:p text:style-name="P8">w - слово (четыре байта);</text:p>
      <text:p text:style-name="P8">g - восемь байт;</text:p>
      <text:p text:style-name="P9">(gdb) x/wd &amp;var2</text:p>
      <text:p text:style-name="P9"/>
      <text:p text:style-name="P26">Ещё можно указать количество блоков, которые надо выводить, например два:</text:p>
      <text:p text:style-name="P25">(gdb) x/2wd &amp;var2</text:p>
      <text:p text:style-name="P12"><text:span text:style-name="T8"/></text:p>
      <text:p text:style-name="P21">Получение списка функций</text:p>
      <text:p text:style-name="P23">info functions | i func</text:p>
      <text:p text:style-name="P12"><text:span text:style-name="T8"/></text:p>
      <text:p text:style-name="P12"><text:span text:style-name="T8"/></text:p>
      <text:p text:style-name="P12"><text:span text:style-name="T8"/></text:p>
      <text:p text:style-name="P21">Для отображения значения по указанному адресу используется команда x, где через "/" указывается формат вывода</text:p>
      <text:p text:style-name="P21">x/i - инструкция</text:p>
      <text:p text:style-name="P21">x/x – hex <text:s text:c="2"/>(x/8x)</text:p>
      <text:p text:style-name="P21">x/s - строка</text:p>
      <text:p text:style-name="P21">x/a – адрес</text:p>
      <text:p text:style-name="P21"/>
      <text:p text:style-name="P21">а также размер вывода</text:p>
      <text:p text:style-name="P21">x/b - 8-bit</text:p>
      <text:p text:style-name="P21">x/h - 16-bit</text:p>
      <text:p text:style-name="P21">x/w - 32-bit</text:p>
      <text:p text:style-name="P21">x/g – 64-bit</text:p>
      <text:p text:style-name="P21"/>
      <text:p text:style-name="P21">Собирать без оптимизации с ключами -g -O0</text:p>
      <text:p text:style-name="P12"><text:span text:style-name="T8"/></text:p>
      <text:p text:style-name="P12"><text:span text:style-name="T8"/></text:p>
      <text:p text:style-name="P19">Reverse Debug, позволяющая сохранить состояние программы и обратно отладить до него. Для этого, после запуска отладчика укажем gdb, что хотим начать использовать reverse debug и стоит сохранять состояния программы</text:p>
      <text:p text:style-name="P20">record <text:s/></text:p>
      <text:p text:style-name="P20">the current architecture doesn't support record function</text:p>
      <text:p text:style-name="P19">После этого станут доступны следующие команды</text:p>
      <text:p text:style-name="P19">reverse-step</text:p>
      <text:p text:style-name="P19">reverse-next</text:p>
      <text:p text:style-name="P12"><text:span text:style-name="T8"/></text:p>
      <text:p text:style-name="P12"><text:span text:style-name="T8"/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sans-serif"/>
    <style:font-face style:name="monospace" svg:font-family="monospace, monospace"/>
    <style:font-face style:name="sans-serif" svg:font-family="sans-serif"/>
    <style:font-face style:name="verdana" svg:font-family="verdana, arial, helvetica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5T10:08:40.518714633</meta:creation-date>
    <meta:generator>LibreOffice/6.4.7.2$Linux_X86_64 LibreOffice_project/40$Build-2</meta:generator>
    <dc:date>2024-03-05T15:01:46.937060191</dc:date>
    <meta:editing-duration>PT3H22M14S</meta:editing-duration>
    <meta:editing-cycles>21</meta:editing-cycles>
    <meta:document-statistic meta:table-count="0" meta:image-count="0" meta:object-count="0" meta:page-count="1" meta:paragraph-count="95" meta:word-count="636" meta:character-count="4228" meta:non-whitespace-character-count="3641"/>
  </office:meta>
</office:document-meta>
</file>